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2E000000FA758F4C17.png" manifest:media-type="image/png"/>
  <manifest:file-entry manifest:full-path="Pictures/10000001000002200000012D14D7424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3.971cm" draw:z-index="0"><draw:image xlink:href="Pictures/100000010000042E000000FA758F4C17.png" xlink:type="simple" xlink:show="embed" xlink:actuate="onLoad" draw:mime-type="image/png"/></draw:frame><draw:frame draw:style-name="fr2" draw:name="Image2" text:anchor-type="char" svg:x="0.928cm" svg:y="5.094cm" svg:width="14.395cm" svg:height="7.966cm" draw:z-index="1"><draw:image xlink:href="Pictures/10000001000002200000012D14D742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3T10:21:36.078465300</meta:creation-date>
    <dc:date>2026-03-23T10:22:34.057897700</dc:date>
    <meta:editing-duration>PT5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5.8.3.2$Windows_X86_64 LibreOffice_project/8ca8d55c161d602844f5428fa4b58097424e324e</meta:generator>
  </office:meta>
</office:document-meta>
</file>